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3pt" officeooo:paragraph-rsid="0001f1bd" style:font-size-asian="13pt" style:font-size-complex="13pt"/>
    </style:style>
    <style:style style:name="P2" style:family="paragraph" style:parent-style-name="Standard">
      <style:text-properties style:font-name="Times New Roman" fo:font-size="13pt" officeooo:rsid="0001f1bd" officeooo:paragraph-rsid="0001f1bd" style:font-size-asian="13pt" style:font-size-complex="13pt"/>
    </style:style>
    <style:style style:name="P3" style:family="paragraph" style:parent-style-name="Standard">
      <style:text-properties style:font-name="Times New Roman" fo:font-size="13pt" fo:font-style="normal" officeooo:rsid="00040ae6" officeooo:paragraph-rsid="0001f1bd" style:font-size-asian="13pt" style:font-style-asian="normal" style:font-size-complex="13pt" style:font-style-complex="normal"/>
    </style:style>
    <style:style style:name="P4" style:family="paragraph" style:parent-style-name="Standard">
      <style:text-properties style:font-name="Times New Roman" fo:font-size="13pt" fo:font-style="normal" officeooo:rsid="000631a3" officeooo:paragraph-rsid="0007350d" style:font-size-asian="13pt" style:font-style-asian="normal" style:font-size-complex="13pt" style:font-style-complex="normal"/>
    </style:style>
    <style:style style:name="P5" style:family="paragraph" style:parent-style-name="Standard">
      <style:text-properties style:font-name="Times New Roman" fo:font-size="13pt" fo:font-style="normal" officeooo:rsid="000f668a" officeooo:paragraph-rsid="000f668a" style:font-size-asian="13pt" style:font-style-asian="normal" style:font-size-complex="13pt" style:font-style-complex="normal"/>
    </style:style>
    <style:style style:name="P6" style:family="paragraph" style:parent-style-name="Standard">
      <style:text-properties style:font-name="Times New Roman" fo:font-size="13pt" fo:font-style="normal" officeooo:rsid="00106d7c" officeooo:paragraph-rsid="0010234f" style:font-size-asian="13pt" style:font-style-asian="normal" style:font-size-complex="13pt" style:font-style-complex="normal"/>
    </style:style>
    <style:style style:name="P7" style:family="paragraph" style:parent-style-name="Standard">
      <style:text-properties style:font-name="Times New Roman" fo:font-size="13pt" fo:font-style="normal" officeooo:rsid="001ba4a1" officeooo:paragraph-rsid="001ba4a1" style:font-size-asian="13pt" style:font-style-asian="normal" style:font-size-complex="13pt" style:font-style-complex="normal"/>
    </style:style>
    <style:style style:name="P8" style:family="paragraph" style:parent-style-name="Standard">
      <style:text-properties officeooo:paragraph-rsid="000f668a"/>
    </style:style>
    <style:style style:name="P9" style:family="paragraph" style:parent-style-name="Standard">
      <style:text-properties officeooo:paragraph-rsid="00126221"/>
    </style:style>
    <style:style style:name="P10" style:family="paragraph" style:parent-style-name="Standard">
      <style:text-properties officeooo:paragraph-rsid="0010234f"/>
    </style:style>
    <style:style style:name="P11" style:family="paragraph" style:parent-style-name="Standard">
      <style:text-properties officeooo:paragraph-rsid="0001f1bd"/>
    </style:style>
    <style:style style:name="P12" style:family="paragraph" style:parent-style-name="Standard">
      <style:text-properties officeooo:paragraph-rsid="0008ab75"/>
    </style:style>
    <style:style style:name="T1" style:family="text">
      <style:text-properties officeooo:rsid="0001f1bd"/>
    </style:style>
    <style:style style:name="T2" style:family="text">
      <style:text-properties fo:font-style="italic" style:font-style-asian="italic" style:font-style-complex="italic"/>
    </style:style>
    <style:style style:name="T3" style:family="text">
      <style:text-properties fo:font-style="italic" officeooo:rsid="0001f1bd"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40ae6" style:font-style-asian="normal" style:font-style-complex="normal"/>
    </style:style>
    <style:style style:name="T6" style:family="text">
      <style:text-properties officeooo:rsid="00040ae6"/>
    </style:style>
    <style:style style:name="T7" style:family="text">
      <style:text-properties style:font-name="Times New Roman" fo:font-size="13pt" fo:font-style="normal" officeooo:rsid="00126221" style:font-size-asian="13pt" style:font-style-asian="normal" style:font-size-complex="13pt" style:font-style-complex="normal"/>
    </style:style>
    <style:style style:name="T8" style:family="text">
      <style:text-properties style:font-name="Times New Roman" fo:font-size="13pt" fo:font-style="normal" officeooo:rsid="000f668a" style:font-size-asian="13pt" style:font-style-asian="normal" style:font-size-complex="13pt" style:font-style-complex="normal"/>
    </style:style>
    <style:style style:name="T9" style:family="text">
      <style:text-properties style:font-name="Times New Roman" fo:font-size="13pt" fo:font-style="normal" officeooo:rsid="000631a3" style:font-size-asian="13pt" style:font-style-asian="normal" style:font-size-complex="13pt" style:font-style-complex="normal"/>
    </style:style>
    <style:style style:name="T10" style:family="text">
      <style:text-properties style:font-name="Times New Roman" fo:font-size="13pt" fo:font-style="normal" officeooo:rsid="000dd43a" style:font-size-asian="13pt" style:font-style-asian="normal" style:font-size-complex="13pt" style:font-style-complex="normal"/>
    </style:style>
    <style:style style:name="T11" style:family="text">
      <style:text-properties style:font-name="Times New Roman" fo:font-size="13pt" fo:font-style="normal" officeooo:rsid="00129afa" style:font-size-asian="13pt" style:font-style-asian="normal" style:font-size-complex="13pt" style:font-style-complex="normal"/>
    </style:style>
    <style:style style:name="T12" style:family="text">
      <style:text-properties style:font-name="Times New Roman" fo:font-size="13pt" fo:font-style="normal" officeooo:rsid="0010234f" style:font-size-asian="13pt" style:font-style-asian="normal" style:font-size-complex="13pt" style:font-style-complex="normal"/>
    </style:style>
    <style:style style:name="T13" style:family="text">
      <style:text-properties style:font-name="Times New Roman" fo:font-size="13pt" fo:font-style="normal" officeooo:rsid="00106d7c" style:font-size-asian="13pt" style:font-style-asian="normal" style:font-size-complex="13pt" style:font-style-complex="normal"/>
    </style:style>
    <style:style style:name="T14" style:family="text">
      <style:text-properties style:font-name="Times New Roman" fo:font-size="13pt" fo:font-style="normal" officeooo:rsid="000465f9" style:font-size-asian="13pt" style:font-style-asian="normal" style:font-size-complex="13pt" style:font-style-complex="normal"/>
    </style:style>
    <style:style style:name="T15" style:family="text">
      <style:text-properties style:font-name="Times New Roman" fo:font-size="13pt" fo:font-style="normal" officeooo:rsid="0007e0d3" style:font-size-asian="13pt" style:font-style-asian="normal" style:font-size-complex="13pt" style:font-style-complex="normal"/>
    </style:style>
    <style:style style:name="T16" style:family="text">
      <style:text-properties style:font-name="Times New Roman" fo:font-size="13pt" fo:font-style="normal" officeooo:rsid="00142fec" style:font-size-asian="13pt" style:font-style-asian="normal" style:font-size-complex="13pt" style:font-style-complex="normal"/>
    </style:style>
    <style:style style:name="T17" style:family="text">
      <style:text-properties style:font-name="Times New Roman" fo:font-size="13pt" fo:font-style="normal" officeooo:rsid="000ccb37" style:font-size-asian="13pt" style:font-style-asian="normal" style:font-size-complex="13pt" style:font-style-complex="normal"/>
    </style:style>
    <style:style style:name="T18" style:family="text">
      <style:text-properties style:font-name="Times New Roman" fo:font-size="13pt" fo:font-style="normal" officeooo:rsid="0009ab41" style:font-size-asian="13pt" style:font-style-asian="normal" style:font-size-complex="13pt" style:font-style-complex="normal"/>
    </style:style>
    <style:style style:name="T19" style:family="text">
      <style:text-properties style:font-name="Times New Roman" fo:font-size="13pt" fo:font-style="normal" officeooo:rsid="000b0aa3" style:font-size-asian="13pt" style:font-style-asian="normal" style:font-size-complex="13pt" style:font-style-complex="normal"/>
    </style:style>
    <style:style style:name="T20" style:family="text">
      <style:text-properties style:font-name="Times New Roman" fo:font-size="13pt" fo:font-style="normal" officeooo:rsid="0007350d" style:font-size-asian="13pt" style:font-style-asian="normal" style:font-size-complex="13pt" style:font-style-complex="normal"/>
    </style:style>
    <style:style style:name="T21" style:family="text">
      <style:text-properties style:font-name="Times New Roman" fo:font-size="13pt" fo:font-style="normal" officeooo:rsid="00170f54" style:font-size-asian="13pt" style:font-style-asian="normal" style:font-size-complex="13pt" style:font-style-complex="normal"/>
    </style:style>
    <style:style style:name="T22" style:family="text">
      <style:text-properties style:font-name="Times New Roman" fo:font-size="13pt" fo:font-style="normal" officeooo:rsid="000bc55a" style:font-size-asian="13pt" style:font-style-asian="normal" style:font-size-complex="13pt" style:font-style-complex="normal"/>
    </style:style>
    <style:style style:name="T23" style:family="text">
      <style:text-properties style:font-name="Times New Roman" fo:font-size="13pt" fo:font-style="normal" officeooo:rsid="001592bf" style:font-size-asian="13pt" style:font-style-asian="normal" style:font-size-complex="13pt" style:font-style-complex="normal"/>
    </style:style>
    <style:style style:name="T24" style:family="text">
      <style:text-properties style:font-name="Times New Roman" fo:font-size="13pt" fo:font-style="normal" officeooo:rsid="00176b7e" style:font-size-asian="13pt" style:font-style-asian="normal" style:font-size-complex="13pt" style:font-style-complex="normal"/>
    </style:style>
    <style:style style:name="T25" style:family="text">
      <style:text-properties style:font-name="Times New Roman" fo:font-size="13pt" fo:font-style="normal" officeooo:rsid="0017c174" style:font-size-asian="13pt" style:font-style-asian="normal" style:font-size-complex="13pt" style:font-style-complex="normal"/>
    </style:style>
    <style:style style:name="T26" style:family="text">
      <style:text-properties style:font-name="Times New Roman" fo:font-size="13pt" fo:font-style="normal" officeooo:rsid="0018040a" style:font-size-asian="13pt" style:font-style-asian="normal" style:font-size-complex="13pt" style:font-style-complex="normal"/>
    </style:style>
    <style:style style:name="T27" style:family="text">
      <style:text-properties style:font-name="Times New Roman" fo:font-size="13pt" fo:font-style="normal" officeooo:rsid="001ae988" style:font-size-asian="13pt" style:font-style-asian="normal" style:font-size-complex="13pt" style:font-style-complex="normal"/>
    </style:style>
    <style:style style:name="T28" style:family="text">
      <style:text-properties style:font-name="Times New Roman" fo:font-size="13pt" fo:font-style="normal" officeooo:rsid="001ba4a1" style:font-size-asian="13pt" style:font-style-asian="normal" style:font-size-complex="13pt" style:font-style-complex="normal"/>
    </style:style>
    <style:style style:name="T29" style:family="text">
      <style:text-properties style:font-name="Times New Roman" fo:font-size="13pt" officeooo:rsid="0001f1bd" style:font-size-asian="13pt" style:font-size-complex="13pt"/>
    </style:style>
    <style:style style:name="T30" style:family="text">
      <style:text-properties style:font-name="Times New Roman" fo:font-size="13pt" officeooo:rsid="00130f7f" style:font-size-asian="13pt" style:font-size-complex="13pt"/>
    </style:style>
    <style:style style:name="T31" style:family="text">
      <style:text-properties style:font-name="Times New Roman" fo:font-size="13pt" fo:font-style="italic" officeooo:rsid="0001f1bd" style:font-size-asian="13pt" style:font-style-asian="italic" style:font-size-complex="13pt"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ello, Mr. </text:span><text:span text:style-name="T3">XYZ</text:span><text:span text:style-name="T1">; it is a pleasure to meet you. I have heard wonderful things about you and your work. So, it is nice to finally meet you in person. Here, please, have a seat. Would you like me to get you a beverage?</text:span></text:p>
      <text:p text:style-name="P2"/>
      <text:p text:style-name="P11"><text:span text:style-name="T29">I remember when your </text:span><text:span text:style-name="T31">ABC</text:span><text:span text:style-name="T29"> idea helped the team succeed in developing the</text:span><text:span text:style-name="T31"> DEF </text:span><text:span text:style-name="T29">product, and also helped them bag the </text:span><text:span text:style-name="T31">LMN</text:span><text:span text:style-name="T29"> deal. That was quite ingenious of you, I must tell you that. You, my friend, have got a knack for technology, and it will most definitely help you excel further </text:span><text:span text:style-name="T30">in</text:span><text:span text:style-name="T29"> your career. </text:span></text:p>
      <text:p text:style-name="P1"/>
      <text:p text:style-name="P2"><text:span text:style-name="T6">Now, t</text:span>he current project <text:span text:style-name="T6">that </text:span>your team is working on, the <text:span text:style-name="T2">JKL</text:span><text:span text:style-name="T4"> product, </text:span><text:span text:style-name="T5">is just as challenging, is it not? And you, my friend, as always, want to put in your best effort and get it ‘right’, am I right? </text:span></text:p>
      <text:p text:style-name="P3"/>
      <text:p text:style-name="P12"><text:span text:style-name="T14">Perfection is the ultimate aim! I know that, and I agree with you, wholeheartedly. When you succeed, the team succeeds, too; it has a ripple effect; the success is shared. But, now, time is just as important, is it not? Perpetual perfection will never get your idea out </text:span><text:span text:style-name="T15">in t</text:span><text:span text:style-name="T14">he open; it will remain forever, closeted. Now, the goal </text:span><text:span text:style-name="T16">that </text:span><text:span text:style-name="T14">the comp</text:span><text:span text:style-name="T17">a</text:span><text:span text:style-name="T14">ny ha</text:span><text:span text:style-name="T16">d</text:span><text:span text:style-name="T14"> set for the team was to complete the product to </text:span><text:span text:style-name="T18">their </text:span><text:span text:style-name="T14">best ability ‘within’ the stipulated time frame; no exceptions. </text:span><text:span text:style-name="T9">I personally oversaw </text:span><text:span text:style-name="T19">your</text:span><text:span text:style-name="T9"> team’</text:span><text:span text:style-name="T19">s </text:span><text:span text:style-name="T9"><text:s/>efforts, which were quite impressive, I must say. </text:span><text:span text:style-name="T20">But, unfortunately, based on the current work completion rate, it </text:span><text:span text:style-name="T21">will</text:span><text:span text:style-name="T20"> only get </text:span><text:span text:style-name="T22">impossible </text:span><text:span text:style-name="T20">to </text:span><text:span text:style-name="T23">complete the development phase </text:span><text:span text:style-name="T20">within the deadline. Here, the deadline has been our top-most priority. </text:span><text:span text:style-name="T10">Without this priority, the company and its reputation would be negatively affected. After all, the execution of your lovely ideas rests upon the existence of this company, does it not?</text:span></text:p>
      <text:p text:style-name="P4"/>
      <text:p text:style-name="P8"><text:span text:style-name="T7">I hope you are aware that </text:span><text:span text:style-name="T8">your efforts are duly noted, </text:span><text:span text:style-name="T7">and that w</text:span><text:span text:style-name="T8">e all are very proud of you. </text:span><text:span text:style-name="T7">T</text:span><text:span text:style-name="T9">his product is just the first release. There is definitely room for improvement, room for more innovative </text:span><text:span text:style-name="T10">and </text:span><text:span text:style-name="T9">more ‘perfect’ ideas in subsequent releases. </text:span><text:span text:style-name="T10">But, right now, we must </text:span><text:span text:style-name="T21">complete</text:span><text:span text:style-name="T10"> the product, </text:span><text:span text:style-name="T21">and quickly initiate the launch phase</text:span><text:span text:style-name="T10">. </text:span><text:span text:style-name="T8">At this crucial point in time. ‘that’ is our main goal, shall we agree on that?</text:span></text:p>
      <text:p text:style-name="P8"><text:span text:style-name="T8"/></text:p>
      <text:p text:style-name="P9"><text:span text:style-name="T8">T</text:span><text:span text:style-name="T7">here is absolutely nothing wrong with facing problems. It does not constitute as failure, but merely a means for us to learn and grow and do something even better. Without experimenting, </text:span><text:span text:style-name="T11">without taking risks, we would never progress, and we would most certainly never know the end of it. Beyond a certain point, we cannot determine the product’s success </text:span><text:span text:style-name="T24">by ourselves</text:span><text:span text:style-name="T11">; we depend on the customer to use it, to experience it for themselves, and then to provide us with </text:span><text:span text:style-name="T25">meaningful </text:span><text:span text:style-name="T11">feedback. </text:span><text:span text:style-name="T26">And s</text:span><text:span text:style-name="T11">o, to achieve that, we ‘must’ take the leap. Perfection is not everything, you see. The customer, at the end of the day, just wants ‘his’ idea of the product, ‘on’ the product; he cares less for the perfection of it, insofar </text:span><text:span text:style-name="T27">as </text:span><text:span text:style-name="T11">it </text:span><text:span text:style-name="T27">accomplishes its primary </text:span><text:span text:style-name="T28">aims</text:span><text:span text:style-name="T11">.</text:span></text:p>
      <text:p text:style-name="P5"/>
      <text:p text:style-name="P10"><text:span text:style-name="T11">So, l</text:span><text:span text:style-name="T12">et the launch of this product and the feedback </text:span><text:span text:style-name="T28">we</text:span><text:span text:style-name="T12"> receive provide you with more fresher and clearer ideas and solutions toward perfecting the product. You are not alone. The team has got your back, and so has the company. </text:span><text:span text:style-name="T13">This risk is being taken collectively. So, stay strong, stay together, and join in on the risks and adventures to not only perfect, but to ‘showcase’ your perfection to the outside world.</text:span></text:p>
      <text:p text:style-name="P6"/>
      <text:p text:style-name="P7">I am very glad for having this talk. Thank you so much, Mr. <text:span text:style-name="T2">XYZ</text:span> for your tim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9T10:04:12.725610082</meta:creation-date>
    <meta:generator>LibreOffice/6.4.7.2$Linux_X86_64 LibreOffice_project/40$Build-2</meta:generator>
    <dc:date>2021-11-15T10:51:15.449281083</dc:date>
    <meta:editing-duration>PT1H12M18S</meta:editing-duration>
    <meta:editing-cycles>29</meta:editing-cycles>
    <meta:document-statistic meta:table-count="0" meta:image-count="0" meta:object-count="0" meta:page-count="1" meta:paragraph-count="8" meta:word-count="590" meta:character-count="3307" meta:non-whitespace-character-count="2721"/>
  </office:meta>
</office:document-meta>
</file>